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1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2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3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4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T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</office:automatic-styles>
  <office:body>
    <office:text text:use-soft-page-breaks="true">
      <text:p text:style-name="P1"/>
      <text:p text:style-name="P11">list=[]</text:p>
      <text:p text:style-name="P12">for i in range(10):</text:p>
      <text:p text:style-name="P13"><text:tab/>x=int(input("Enter number 1"))<text:tab/></text:p>
      <text:p text:style-name="P14"><text:tab/>list.append(x)</text:p>
      <text:p text:style-name="Normal"><text:span text:style-name="T15">print(lis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23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T7" style:parent-style-name="DefaultParagraphFont" style:family="text">
      <style:text-properties fo:language="en" fo:country="IN"/>
    </style:style>
    <style:style style:name="T8" style:parent-style-name="DefaultParagraphFont" style:family="text">
      <style:text-properties fo:language="en" fo:country="IN"/>
    </style:style>
    <style:style style:name="P9" style:parent-style-name="Header" style:family="paragraph">
      <style:text-properties fo:language="en" fo:country="IN"/>
    </style:style>
    <style:style style:name="P10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/>
        <text:p text:style-name="P3"><text:span text:style-name="T4">Gokul Krishna R</text:span><text:span text:style-name="T5"><text:tab/></text:span><text:span text:style-name="T6">Program 2c</text:span><text:span text:style-name="T7"><text:tab/></text:span><text:span text:style-name="T8">12/10/2022</text:span></text:p>
        <text:p text:style-name="P9">20220040</text:p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hul Krishna.R</meta:initial-creator>
    <dc:creator>Rahul Krishna.R</dc:creator>
    <meta:creation-date>2022-11-16T01:55:00Z</meta:creation-date>
    <dc:date>2022-11-16T01:55:00Z</dc:date>
    <meta:template xlink:href="Normal" xlink:type="simple"/>
    <meta:editing-cycles>2</meta:editing-cycles>
    <meta:editing-duration>PT0S</meta:editing-duration>
    <meta:document-statistic meta:page-count="1" meta:paragraph-count="1" meta:word-count="13" meta:character-count="89" meta:row-count="1" meta:non-whitespace-character-count="77"/>
  </office:meta>
</office:document-meta>
</file>